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ee1c3" officeooo:paragraph-rsid="000ee1c3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0997a" officeooo:paragraph-rsid="0010997a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0997a" officeooo:paragraph-rsid="0010997a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325a4" officeooo:paragraph-rsid="001325a4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0997a" officeooo:paragraph-rsid="0010997a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0997a" officeooo:paragraph-rsid="0010997a" style:font-size-asian="12.25pt" style:font-weight-asian="normal" style:font-size-complex="14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10997a" officeooo:paragraph-rsid="0010997a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0997a" officeooo:paragraph-rsid="0010997a" style:font-size-asian="12.25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325a4" officeooo:paragraph-rsid="001325a4" style:font-size-asian="12.25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3d001" officeooo:paragraph-rsid="0013d001" style:font-size-asian="12.25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3d001" officeooo:paragraph-rsid="0013d001" style:font-size-asian="12.25pt" style:font-weight-asian="normal" style:font-size-complex="14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10997a" officeooo:paragraph-rsid="0010997a" fo:background-color="#cccccc" style:font-size-asian="12.25pt" style:font-weight-asian="normal" style:font-size-complex="14pt" style:font-weight-complex="normal"/>
    </style:style>
    <style:style style:name="T1" style:family="text">
      <style:text-properties fo:background-color="#cccccc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lencer Task Manual</text:p>
      <text:p text:style-name="P3">Features:</text:p>
      <text:list xml:id="list2228083461" text:style-name="L1">
        <text:list-item>
          <text:p text:style-name="P6">Stores your question-answer cards and your per session progress in the server.</text:p>
        </text:list-item>
        <text:list-item>
          <text:p text:style-name="P6">Lightweight UI focused on learning.</text:p>
        </text:list-item>
        <text:list-item>
          <text:p text:style-name="P6">Uses minimal internet bandwidth.</text:p>
        </text:list-item>
        <text:list-item>
          <text:p text:style-name="P11">User authentication accounts</text:p>
        </text:list-item>
      </text:list>
      <text:p text:style-name="P5"/>
      <text:p text:style-name="P4">Usage:</text:p>
      <text:list xml:id="list2550434117" text:style-name="L2">
        <text:list-item>
          <text:p text:style-name="P10">SignIn or SignUp yourself in the app.</text:p>
        </text:list-item>
        <text:list-item>
          <text:p text:style-name="P9">You can add any number of card to learn from the Add Card button on Home Screen.</text:p>
        </text:list-item>
        <text:list-item>
          <text:p text:style-name="P9">While learning tap the card to flip it and reveal the answer to the question for reference.</text:p>
        </text:list-item>
        <text:list-item>
          <text:p text:style-name="P9">Use the Correct and Incorrect button for evaluating your answer. Incorrect questions will be asked more frequently than correct ones to help you learn them better and faster.</text:p>
        </text:list-item>
        <text:list-item>
          <text:p text:style-name="P9">Donot exit in between the session, <text:s/>this may result in you revisiting the questions.</text:p>
        </text:list-item>
      </text:list>
      <text:list xml:id="list73526053495587" text:continue-list="list2228083461" text:style-name="L1">
        <text:list-header>
          <text:p text:style-name="P6"/>
        </text:list-header>
      </text:list>
      <text:p text:style-name="P2">Installation:</text:p>
      <text:list xml:id="list425783872" text:style-name="L3">
        <text:list-item>
          <text:p text:style-name="P7">Install node_modules for both Backend/ and Silencer/ subdirectories by typing </text:p>
          <text:list>
            <text:list-item>
              <text:list>
                <text:list-header>
                  <text:p text:style-name="P12">$npm install / $yarn install </text:p>
                </text:list-header>
              </text:list>
            </text:list-item>
          </text:list>
        </text:list-item>
      </text:list>
      <text:p text:style-name="P5"><text:tab/>in the terminal opened in the subdirectory.</text:p>
      <text:list xml:id="list73526513720015" text:continue-numbering="true" text:style-name="L3">
        <text:list-item>
          <text:p text:style-name="P7">Start the server from the Backend/ subdirectory by typing </text:p>
        </text:list-item>
      </text:list>
      <text:p text:style-name="P5"><text:tab/><text:tab/><text:span text:style-name="T1">$npm start / $yarn start</text:span> </text:p>
      <text:p text:style-name="P5"><text:tab/>in the terminal opened in the subdirectory.</text:p>
      <text:list xml:id="list73527466552584" text:continue-numbering="true" text:style-name="L3">
        <text:list-item>
          <text:p text:style-name="P7">Change the server address in Silencer/axios/axios.tsx by updating the baseURL variable with your own local ip address.</text:p>
        </text:list-item>
        <text:list-item>
          <text:p text:style-name="P7">Install the application in emulator or physical device with </text:p>
          <text:list>
            <text:list-item>
              <text:list>
                <text:list-header>
                  <text:p text:style-name="P12">$npx react-native run-android / $npx react-native run-ios</text:p>
                </text:list-header>
              </text:list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2T15:24:56.077738802</meta:creation-date>
    <dc:date>2020-07-13T07:35:25.375427741</dc:date>
    <meta:editing-duration>PT7M32S</meta:editing-duration>
    <meta:editing-cycles>3</meta:editing-cycles>
    <meta:generator>LibreOffice/6.3.6.2$Linux_X86_64 LibreOffice_project/30$Build-2</meta:generator>
    <meta:document-statistic meta:table-count="0" meta:image-count="0" meta:object-count="0" meta:page-count="1" meta:paragraph-count="23" meta:word-count="205" meta:character-count="1218" meta:non-whitespace-character-count="1041"/>
  </office:meta>
</office:document-meta>
</file>